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3.519cm"/>
    </style:style>
    <style:style style:name="gr2" style:family="graphic" style:parent-style-name="standard">
      <style:graphic-properties draw:textarea-horizontal-align="justify" draw:textarea-vertical-align="middle" draw:auto-grow-height="false" fo:min-height="1.009cm" fo:min-width="3.519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019cm" svg:height="1.26cm" svg:x="2.3cm" svg:y="2.3cm">
          <text:p text:style-name="P1">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19cm" svg:height="1.26cm" svg:x="2.3cm" svg:y="8.274cm"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019cm" svg:height="1.26cm" svg:x="2.3cm" svg:y="6.364cm">
          <text:p text:style-name="P1">Tabperso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019cm" svg:height="1.26cm" svg:x="2.3cm" svg:y="4.454cm">
          <text:p text:style-name="P1">Tab 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019cm" svg:height="1.259cm" svg:x="8.122cm" svg:y="6.283cm"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019cm" svg:height="1.26cm" svg:x="8.122cm" svg:y="4.698cm">
          <text:p text:style-name="P1">Row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019cm" svg:height="1.26cm" svg:x="8.122cm" svg:y="3.194cm">
          <text:p text:style-name="P1">Head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319cm" svg:y1="5.084cm" svg:x2="8.122cm" svg:y2="3.824cm" draw:start-shape="id1" draw:start-glue-point="1" draw:end-shape="id2" svg:d="M6319 5084h901v-1260h902" svg:viewBox="0 0 1804 1261">
          <text:p/>
        </draw:connector>
        <draw:connector draw:style-name="gr3" draw:text-style-name="P1" draw:layer="layout" svg:x1="6.319cm" svg:y1="5.084cm" svg:x2="8.122cm" svg:y2="5.328cm" draw:start-shape="id1" draw:start-glue-point="1" draw:end-shape="id3" svg:d="M6319 5084h901v244h902" svg:viewBox="0 0 1804 245">
          <text:p/>
        </draw:connector>
        <draw:connector draw:style-name="gr3" draw:text-style-name="P1" draw:layer="layout" svg:x1="6.319cm" svg:y1="5.084cm" svg:x2="8.122cm" svg:y2="6.912cm" draw:start-shape="id1" draw:start-glue-point="1" draw:end-shape="id4" svg:d="M6319 5084h901v1828h902" svg:viewBox="0 0 1804 1829">
          <text:p/>
        </draw:connector>
        <draw:custom-shape draw:style-name="gr1" draw:text-style-name="P1" xml:id="id10" draw:id="id10" draw:layer="layout" svg:width="4.019cm" svg:height="1.26cm" svg:x="13.481cm" svg:y="9.94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019cm" svg:height="1.26cm" svg:x="13.481cm" svg:y="8.233cm">
          <text:p text:style-name="P1">Create new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019cm" svg:height="1.26cm" svg:x="13.481cm" svg:y="6.689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019cm" svg:height="1.26cm" svg:x="13.429cm" svg:y="5.185cm">
          <text:p text:style-name="P1">Date modifi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019cm" svg:height="1.26cm" svg:x="13.378cm" svg:y="3.763cm">
          <text:p text:style-name="P1">Date cre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4.019cm" svg:height="1.259cm" svg:x="13.378cm" svg:y="2.341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141cm" svg:y1="5.328cm" svg:x2="13.378cm" svg:y2="2.97cm" draw:start-shape="id3" draw:start-glue-point="1" draw:end-shape="id5" svg:d="M12141 5328h618v-2358h619" svg:viewBox="0 0 1238 2359">
          <text:p/>
        </draw:connector>
        <draw:connector draw:style-name="gr3" draw:text-style-name="P1" draw:layer="layout" svg:x1="12.141cm" svg:y1="5.328cm" svg:x2="13.378cm" svg:y2="4.393cm" draw:start-shape="id3" draw:start-glue-point="1" draw:end-shape="id6" svg:d="M12141 5328h618v-935h619" svg:viewBox="0 0 1238 936">
          <text:p/>
        </draw:connector>
        <draw:connector draw:style-name="gr3" draw:text-style-name="P1" draw:layer="layout" svg:x1="12.141cm" svg:y1="5.328cm" svg:x2="13.429cm" svg:y2="5.815cm" draw:start-shape="id3" draw:start-glue-point="1" draw:end-shape="id7" svg:d="M12141 5328h643v487h645" svg:viewBox="0 0 1289 488">
          <text:p/>
        </draw:connector>
        <draw:connector draw:style-name="gr3" draw:text-style-name="P1" draw:layer="layout" svg:x1="12.141cm" svg:y1="5.328cm" svg:x2="13.481cm" svg:y2="7.319cm" draw:start-shape="id3" draw:start-glue-point="1" draw:end-shape="id8" draw:end-glue-point="3" svg:d="M12141 5328h669v1991h671" svg:viewBox="0 0 1341 1992">
          <text:p/>
        </draw:connector>
        <draw:connector draw:style-name="gr3" draw:text-style-name="P1" draw:layer="layout" svg:x1="12.141cm" svg:y1="5.328cm" svg:x2="13.481cm" svg:y2="8.863cm" draw:start-shape="id3" draw:start-glue-point="1" draw:end-shape="id9" draw:end-glue-point="3" svg:d="M12141 5328h669v3535h671" svg:viewBox="0 0 1341 3536">
          <text:p/>
        </draw:connector>
        <draw:connector draw:style-name="gr3" draw:text-style-name="P1" draw:layer="layout" svg:x1="12.141cm" svg:y1="5.328cm" svg:x2="13.481cm" svg:y2="10.57cm" draw:start-shape="id3" draw:start-glue-point="1" draw:end-shape="id10" svg:d="M12141 5328h669v5242h671" svg:viewBox="0 0 1341 5243">
          <text:p/>
        </draw:connector>
        <draw:custom-shape draw:style-name="gr1" draw:text-style-name="P1" xml:id="id12" draw:id="id12" draw:layer="layout" svg:width="4.019cm" svg:height="1.26cm" svg:x="2cm" svg:y="16.04cm">
          <text:p text:style-name="P1">Bott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4.019cm" svg:height="1.26cm" svg:x="1.981cm" svg:y="13.9cm">
          <text:p text:style-name="P1">Row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4.019cm" svg:height="1.26cm" svg:x="2cm" svg:y="12.14cm">
          <text:p text:style-name="P1">H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.3cm" svg:y1="6.994cm" svg:x2="2cm" svg:y2="16.67cm" draw:start-shape="id11" draw:start-glue-point="3" draw:end-shape="id12" draw:end-glue-point="3" svg:d="M2300 6994h-802v9676h502" svg:viewBox="0 0 803 9677">
          <text:p/>
        </draw:connector>
        <draw:connector draw:style-name="gr3" draw:text-style-name="P1" draw:layer="layout" svg:x1="2.3cm" svg:y1="5.084cm" svg:x2="1.981cm" svg:y2="14.53cm" draw:start-shape="id1" draw:start-glue-point="3" draw:end-shape="id13" svg:d="M2300 5084h-821v9446h502" svg:viewBox="0 0 822 9447">
          <text:p/>
        </draw:connector>
        <draw:connector draw:style-name="gr3" draw:text-style-name="P1" draw:layer="layout" svg:x1="2.3cm" svg:y1="5.084cm" svg:x2="2cm" svg:y2="12.77cm" draw:start-shape="id1" draw:start-glue-point="3" draw:end-shape="id14" draw:end-glue-point="3" svg:d="M2300 5084h-802v7686h502" svg:viewBox="0 0 803 7687">
          <text:p/>
        </draw:connector>
        <draw:custom-shape draw:style-name="gr1" draw:text-style-name="P1" xml:id="id15" draw:id="id15" draw:layer="layout" svg:width="4.019cm" svg:height="1.26cm" svg:x="7.4cm" svg:y="10.04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4.019cm" svg:height="1.26cm" svg:x="7.5cm" svg:y="19.7cm">
          <text:p text:style-name="P1">m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4.019cm" svg:height="1.26cm" svg:x="7.481cm" svg:y="11.6cm">
          <text:p text:style-name="P1">Stand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0" draw:id="id20" draw:layer="layout" svg:width="4.019cm" svg:height="1.26cm" svg:x="7.481cm" svg:y="18.2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9" draw:id="id19" draw:layer="layout" svg:width="4.019cm" svg:height="1.26cm" svg:x="7.481cm" svg:y="16.6cm">
          <text:p text:style-name="P1">Stat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4.019cm" svg:height="1.26cm" svg:x="7.5cm" svg:y="15cm">
          <text:p text:style-name="P1">Date modifi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4.019cm" svg:height="1.26cm" svg:x="7.5cm" svg:y="13.4cm">
          <text:p text:style-name="P1">Date creat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cm" svg:y1="14.53cm" svg:x2="7.4cm" svg:y2="10.67cm" draw:start-shape="id13" draw:start-glue-point="1" draw:end-shape="id15" svg:d="M6000 14530h699v-3860h701" svg:viewBox="0 0 1401 3861">
          <text:p/>
        </draw:connector>
        <draw:connector draw:style-name="gr3" draw:text-style-name="P1" draw:layer="layout" svg:x1="6cm" svg:y1="14.53cm" svg:x2="7.481cm" svg:y2="12.23cm" draw:start-shape="id13" draw:start-glue-point="1" draw:end-shape="id16" draw:end-glue-point="3" svg:d="M6000 14530h740v-2300h741" svg:viewBox="0 0 1482 2301">
          <text:p/>
        </draw:connector>
        <draw:connector draw:style-name="gr3" draw:text-style-name="P1" draw:layer="layout" svg:x1="6cm" svg:y1="14.53cm" svg:x2="7.5cm" svg:y2="14.03cm" draw:start-shape="id13" draw:start-glue-point="1" draw:end-shape="id17" svg:d="M6000 14530h749v-500h751" svg:viewBox="0 0 1501 501">
          <text:p/>
        </draw:connector>
        <draw:connector draw:style-name="gr3" draw:text-style-name="P1" draw:layer="layout" svg:x1="6cm" svg:y1="14.53cm" svg:x2="7.5cm" svg:y2="15.63cm" draw:start-shape="id13" draw:start-glue-point="1" draw:end-shape="id18" svg:d="M6000 14530h749v1100h751" svg:viewBox="0 0 1501 1101">
          <text:p/>
        </draw:connector>
        <draw:connector draw:style-name="gr3" draw:text-style-name="P1" draw:layer="layout" svg:x1="6cm" svg:y1="14.53cm" svg:x2="7.481cm" svg:y2="17.23cm" draw:start-shape="id13" draw:start-glue-point="1" draw:end-shape="id19" draw:end-glue-point="3" svg:d="M6000 14530h740v2700h741" svg:viewBox="0 0 1482 2701">
          <text:p/>
        </draw:connector>
        <draw:connector draw:style-name="gr3" draw:text-style-name="P1" draw:layer="layout" svg:x1="6cm" svg:y1="14.53cm" svg:x2="7.481cm" svg:y2="18.83cm" draw:start-shape="id13" draw:start-glue-point="1" draw:end-shape="id20" draw:end-glue-point="3" svg:d="M6000 14530h740v4300h741" svg:viewBox="0 0 1482 4301">
          <text:p/>
        </draw:connector>
        <draw:connector draw:style-name="gr3" draw:text-style-name="P1" draw:layer="layout" svg:x1="6cm" svg:y1="14.53cm" svg:x2="7.5cm" svg:y2="20.33cm" draw:start-shape="id13" draw:start-glue-point="1" draw:end-shape="id21" draw:end-glue-point="3" svg:d="M6000 14530h749v5800h751" svg:viewBox="0 0 1501 5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23:02:07.952978739</meta:creation-date>
    <dc:date>2020-06-24T00:06:44.610795925</dc:date>
    <meta:editing-duration>PT8M5S</meta:editing-duration>
    <meta:editing-cycles>3</meta:editing-cycles>
    <meta:generator>LibreOffice/6.0.7.3$Linux_X86_64 LibreOffice_project/00m0$Build-3</meta:generator>
    <meta:document-statistic meta:object-count="42"/>
  </office:meta>
</office:document-meta>
</file>